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dd0c" officeooo:paragraph-rsid="001cdd0c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cdd0c" officeooo:paragraph-rsid="001cdd0c" style:font-weight-asian="bold" style:font-weight-complex="bold"/>
    </style:style>
    <style:style style:name="P3" style:family="paragraph" style:parent-style-name="Standard">
      <style:text-properties style:font-name="arial" fo:font-weight="bold" officeooo:rsid="001f9626" officeooo:paragraph-rsid="001f9626" style:font-weight-asian="bold" style:font-weight-complex="bold"/>
    </style:style>
    <style:style style:name="P4" style:family="paragraph" style:parent-style-name="Standard">
      <style:text-properties style:font-name="arial" fo:font-weight="bold" officeooo:rsid="0020b410" officeooo:paragraph-rsid="0020b410" style:font-weight-asian="bold" style:font-weight-complex="bold"/>
    </style:style>
    <style:style style:name="P5" style:family="paragraph" style:parent-style-name="Standard">
      <style:text-properties style:font-name="arial" fo:font-weight="bold" officeooo:rsid="00226bec" officeooo:paragraph-rsid="00226be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officeooo:rsid="001cdd0c" officeooo:paragraph-rsid="001cdd0c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arial" officeooo:rsid="001d8246" officeooo:paragraph-rsid="001d8246"/>
    </style:style>
    <style:style style:name="P8" style:family="paragraph" style:parent-style-name="Standard">
      <style:text-properties style:font-name="arial" officeooo:rsid="001e51c7" officeooo:paragraph-rsid="001e51c7"/>
    </style:style>
    <style:style style:name="P9" style:family="paragraph" style:parent-style-name="Standard">
      <style:text-properties style:font-name="arial" officeooo:rsid="001f9626" officeooo:paragraph-rsid="001f9626"/>
    </style:style>
    <style:style style:name="P10" style:family="paragraph" style:parent-style-name="Standard">
      <style:text-properties style:font-name="arial" officeooo:rsid="0020b410" officeooo:paragraph-rsid="0020b410"/>
    </style:style>
    <style:style style:name="P11" style:family="paragraph" style:parent-style-name="Standard">
      <style:text-properties style:font-name="arial" officeooo:rsid="0022486d" officeooo:paragraph-rsid="0022486d"/>
    </style:style>
    <style:style style:name="P12" style:family="paragraph" style:parent-style-name="Standard">
      <style:text-properties style:font-name="arial" officeooo:rsid="00226bec" officeooo:paragraph-rsid="00226bec"/>
    </style:style>
    <style:style style:name="P13" style:family="paragraph" style:parent-style-name="Standard">
      <style:text-properties style:font-name="arial" officeooo:rsid="002361e6" officeooo:paragraph-rsid="002361e6"/>
    </style:style>
    <style:style style:name="P14" style:family="paragraph" style:parent-style-name="Standard">
      <style:text-properties style:font-name="arial" officeooo:rsid="0024fdd8" officeooo:paragraph-rsid="0024fdd8"/>
    </style:style>
    <style:style style:name="P15" style:family="paragraph" style:parent-style-name="Standard">
      <style:text-properties style:font-name="arial" officeooo:rsid="002545ea" officeooo:paragraph-rsid="002545ea"/>
    </style:style>
    <style:style style:name="P16" style:family="paragraph" style:parent-style-name="Standard">
      <style:text-properties style:font-name="arial" officeooo:rsid="002545ea" officeooo:paragraph-rsid="0024fdd8"/>
    </style:style>
    <style:style style:name="P17" style:family="paragraph" style:parent-style-name="Standard">
      <style:text-properties style:font-name="arial" officeooo:rsid="00271a96" officeooo:paragraph-rsid="00271a96"/>
    </style:style>
    <style:style style:name="P18" style:family="paragraph" style:parent-style-name="Standard">
      <style:text-properties style:font-name="arial" officeooo:rsid="00296941" officeooo:paragraph-rsid="00296941"/>
    </style:style>
    <style:style style:name="P19" style:family="paragraph" style:parent-style-name="Standard">
      <style:text-properties style:font-name="DejaVu Sans Mono" fo:font-size="10pt" officeooo:rsid="001d8246" officeooo:paragraph-rsid="001d8246" style:font-size-asian="10pt" style:font-size-complex="10pt"/>
    </style:style>
    <style:style style:name="P20" style:family="paragraph" style:parent-style-name="Standard">
      <style:paragraph-properties fo:break-before="page"/>
      <style:text-properties style:font-name="arial" officeooo:rsid="002361e6" officeooo:paragraph-rsid="002361e6"/>
    </style:style>
    <style:style style:name="P21" style:family="paragraph" style:parent-style-name="Standard">
      <style:text-properties style:font-name="arial" officeooo:rsid="001f9626" officeooo:paragraph-rsid="001d8246"/>
    </style:style>
    <style:style style:name="P22" style:family="paragraph" style:parent-style-name="Standard">
      <style:text-properties style:font-name="arial" fo:font-weight="bold" officeooo:rsid="00226bec" officeooo:paragraph-rsid="00226bec" style:font-weight-asian="bold" style:font-weight-complex="bold"/>
    </style:style>
    <style:style style:name="P23" style:family="paragraph" style:parent-style-name="Standard">
      <style:text-properties style:font-name="arial" fo:font-weight="bold" officeooo:rsid="002361e6" officeooo:paragraph-rsid="002361e6" style:font-weight-asian="bold" style:font-weight-complex="bold"/>
    </style:style>
    <style:style style:name="P24" style:family="paragraph" style:parent-style-name="Standard">
      <style:text-properties style:font-name="arial" fo:font-weight="bold" officeooo:rsid="002545ea" officeooo:paragraph-rsid="002545ea" style:font-weight-asian="bold" style:font-weight-complex="bold"/>
    </style:style>
    <style:style style:name="P25" style:family="paragraph" style:parent-style-name="Standard">
      <style:text-properties style:font-name="arial" fo:font-weight="bold" officeooo:rsid="002afadf" officeooo:paragraph-rsid="002afadf" style:font-weight-asian="bold" style:font-weight-complex="bold"/>
    </style:style>
    <style:style style:name="P26" style:family="paragraph" style:parent-style-name="Standard">
      <style:text-properties style:font-name="arial" officeooo:rsid="00226bec" officeooo:paragraph-rsid="0022486d"/>
    </style:style>
    <style:style style:name="P27" style:family="paragraph" style:parent-style-name="Standard">
      <style:text-properties style:font-name="arial" officeooo:rsid="00226bec" officeooo:paragraph-rsid="00226bec"/>
    </style:style>
    <style:style style:name="P28" style:family="paragraph" style:parent-style-name="Standard">
      <style:text-properties style:font-name="arial" officeooo:rsid="0022486d" officeooo:paragraph-rsid="0022486d"/>
    </style:style>
    <style:style style:name="P29" style:family="paragraph" style:parent-style-name="Standard">
      <style:text-properties style:font-name="arial" officeooo:rsid="002afadf" officeooo:paragraph-rsid="002afadf"/>
    </style:style>
    <style:style style:name="P30" style:family="paragraph" style:parent-style-name="Standard">
      <style:text-properties style:font-name="arial" fo:font-weight="normal" officeooo:rsid="002361e6" officeooo:paragraph-rsid="002361e6" style:font-weight-asian="normal" style:font-weight-complex="normal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="solid" draw:fill-color="#ffffff" draw:opacity="0%"/>
    </style:style>
    <style:style style:name="P34" style:family="paragraph">
      <style:paragraph-properties fo:text-align="center"/>
      <style:text-properties fo:font-size="9pt" style:font-size-asian="9pt" style:font-size-complex="9pt"/>
    </style:style>
    <style:style style:name="P3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36" style:family="paragraph">
      <loext:graphic-properties draw:fill="none" draw:fill-color="#ffffff"/>
    </style:style>
    <style:style style:name="T1" style:family="text">
      <style:text-properties officeooo:rsid="001d82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officeooo:rsid="001f9626"/>
    </style:style>
    <style:style style:name="T5" style:family="text">
      <style:text-properties officeooo:rsid="0020b410"/>
    </style:style>
    <style:style style:name="T6" style:family="text">
      <style:text-properties officeooo:rsid="00226bec"/>
    </style:style>
    <style:style style:name="T7" style:family="text">
      <style:text-properties officeooo:rsid="002361e6"/>
    </style:style>
    <style:style style:name="T8" style:family="text">
      <style:text-properties officeooo:rsid="0024fdd8"/>
    </style:style>
    <style:style style:name="T9" style:family="text">
      <style:text-properties officeooo:rsid="002545ea"/>
    </style:style>
    <style:style style:name="T10" style:family="text">
      <style:text-properties officeooo:rsid="00271a96"/>
    </style:style>
    <style:style style:name="T11" style:family="text">
      <style:text-properties officeooo:rsid="0027afe4"/>
    </style:style>
    <style:style style:name="T12" style:family="text">
      <style:text-properties officeooo:rsid="00296941"/>
    </style:style>
    <style:style style:name="T13" style:family="text">
      <style:text-properties officeooo:rsid="002c9dc1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2.496cm" fo:padding-top="0.009cm" fo:padding-bottom="0.009cm" fo:padding-left="0.009cm" fo:padding-right="0.009cm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5" style:family="graphic">
      <style:graphic-properties svg:stroke-width="0.019cm" svg:stroke-color="#000000" draw:marker-start-width="0.379cm" draw:marker-end-width="0.379cm" draw:fill="solid" draw:fill-color="#ffffff" draw:opacity="0%" draw:textarea-horizontal-align="justify" draw:textarea-vertical-align="middle" draw:auto-grow-height="false" fo:min-height="0.75cm" fo:min-width="1.252cm" fo:padding-top="0.009cm" fo:padding-bottom="0.009cm" fo:padding-left="0.009cm" fo:padding-right="0.009cm" draw:shadow-opacity="0%" style:run-through="foreground"/>
    </style:style>
    <style:style style:name="gr6" style:family="graphic">
      <style:graphic-properties draw:stroke="none" svg:stroke-color="#000000" draw:fill="none" draw:fill-color="#ffffff" draw:textarea-vertical-align="middle" fo:min-height="0.9cm" style:run-through="foreground"/>
      <style:paragraph-properties style:writing-mode="lr-tb"/>
    </style:style>
    <style:style style:name="gr7" style:family="graphic">
      <style:graphic-properties draw:stroke="dash" draw:stroke-dash="Fine_20_Dashed" svg:stroke-color="#000000" draw:fill="none" draw:fill-color="#ffffff" draw:textarea-vertical-align="middle" fo:min-height="0.503cm" style:run-through="foreground"/>
      <style:paragraph-properties style:writing-mode="lr-tb"/>
    </style:style>
    <style:style style:name="gr8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2.328cm" fo:padding-top="0.009cm" fo:padding-bottom="0.009cm" fo:padding-left="0.009cm" fo:padding-right="0.009c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draw:textarea-vertical-align="middle" fo:min-height="0.635cm" style:run-through="foreground"/>
      <style:paragraph-properties style:writing-mode="lr-tb"/>
    </style:style>
    <style:style style:name="gr10" style:family="graphic">
      <style:graphic-properties draw:stroke="dash" draw:stroke-dash="Fine_20_Dashed" svg:stroke-color="#000000" draw:fill="none" draw:fill-color="#ffffff" draw:textarea-vertical-align="middle" fo:min-height="0.423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PSC 240 Lecture Notes</text:p>
      <text:p text:style-name="P2">Stack Management: <text:span text:style-name="T1">Calling Subprograms</text:span></text:p>
      <text:p text:style-name="P1"/>
      <text:p text:style-name="P1"/>
      <text:p text:style-name="P7">We want to investigate how function one is able to call function two and maintain the continuous flow of execution.</text:p>
      <text:p text:style-name="P7"/>
      <text:p text:style-name="P7"/>
      <text:p text:style-name="P7">First let’s visualize a possible scenario. <text:s/>Consider function one below, which calls function two.</text:p>
      <text:p text:style-name="P7"/>
      <text:p text:style-name="P19">extern “C” long two(long a, long b);</text:p>
      <text:p text:style-name="P19"/>
      <text:p text:style-name="P19">long one()</text:p>
      <text:p text:style-name="P19">{long code = -3;</text:p>
      <text:p text:style-name="P19"><text:s/>long x = 17;</text:p>
      <text:p text:style-name="P19"><text:s/>long y = -14;</text:p>
      <text:p text:style-name="P19"><text:s/><text:span text:style-name="T3">code = two(x,y);</text:span></text:p>
      <text:p text:style-name="P19"><text:s/><text:span text:style-name="T4">code++;</text:span></text:p>
      <text:p text:style-name="P19"><text:s/>printf(|%ld\n”,code);</text:p>
      <text:p text:style-name="P19"><text:s/>code = code + x + y;</text:p>
      <text:p text:style-name="P19"><text:s/>return code;</text:p>
      <text:p text:style-name="P19">}</text:p>
      <text:p text:style-name="P19"/>
      <text:p text:style-name="P7">In this lecture we are especially interested in the call statement written in bold font.</text:p>
      <text:p text:style-name="P7"/>
      <text:p text:style-name="P3">Basic set up of memory</text:p>
      <text:p text:style-name="P7"/>
      <text:p text:style-name="P8">In real time while function one is executing an live segment of memory is assigned to the function one with the name activation record. <text:s/>We will write AR for that memory.</text:p>
      <text:p text:style-name="P8"/>
      <text:p text:style-name="P8">The AR has a “back end” and a “front end”. <text:s/>rbp has the address of the back end. <text:s/>rsp has the address of the front end. <text:s/>The front end of the one live AR coincides with “top of stack”.</text:p>
      <text:p text:style-name="P8"/>
      <text:p text:style-name="P8">Let’s restate that. <text:s/>At given time there may be many ARs in memory. <text:s/>Only one AR is live, and all the others are hibernating. <text:s/>The front end of the live AR is the same as the top of stack. <text:s/>The live AR is bounded at the back by rbp and at the front by rsp.</text:p>
      <text:p text:style-name="P8"/>
      <text:p text:style-name="P8">The values of all the local variables of function one are stored in the associated AR.</text:p>
      <text:p text:style-name="P8"/>
      <text:p text:style-name="P8"/>
      <text:p text:style-name="P3">Now call the function two</text:p>
      <text:p text:style-name="P9"/>
      <text:p text:style-name="P9">When the function two is called this is what happens regarding memory.</text:p>
      <text:p text:style-name="P9"/>
      <text:p text:style-name="P9">a. <text:s/>The register rip is pushed, and consequently rsp is pointing to that rip value</text:p>
      <text:p text:style-name="P7"/>
      <text:p text:style-name="P21">b. <text:s/>That location where rip is will always be off the boundary. <text:s/>That means the memory address of rip ends in the digit 8.</text:p>
      <text:p text:style-name="P7"/>
      <text:p text:style-name="P21"><text:soft-page-break/>c. <text:s/>That qword holding rip is the last qword of the AR belong to function one.</text:p>
      <text:p text:style-name="P7"/>
      <text:p text:style-name="P9">d. <text:s/>The memory management software is preparing to hibernate the AR of function one. <text:s/>The old AR will end in an address ending in ‘8’ (off the boundary).</text:p>
      <text:p text:style-name="P9"/>
      <text:p text:style-name="P10">e. <text:s/>The runtime system (the OS) does two things:</text:p>
      <text:p text:style-name="P10"><text:tab/>1. <text:s/>push rbp</text:p>
      <text:p text:style-name="P10"><text:tab/>2. <text:s/>copy <text:s/>rbp <text:s/>← rsp</text:p>
      <text:p text:style-name="P10"><text:s text:c="5"/>This is the start of a new AR that will belong to function two. <text:s/>Students of assembly will recognize those two steps labeled 1 and 2 above.</text:p>
      <text:p text:style-name="P9"/>
      <text:p text:style-name="P12">f. <text:s/>The newly created AR will always begin on boundary. <text:s/>In other words the first quadword of an AR will hold the contents of the old rbp and that quadword will be located at a memory address ending in hex zero.</text:p>
      <text:p text:style-name="P9"/>
      <text:p text:style-name="P9"><text:span text:style-name="T5">g.</text:span> <text:s/>In the executable code at the point of calling the function one, there is a pointer to the first instruction in function two. <text:s/>That pointer is copied to rip. <text:s/>Remember that at all times rip hold a pointer to the next instruction to be executed. <text:s/>rip does not hold the instruction itself, it hold a point to the next instruction.</text:p>
      <text:p text:style-name="P7"/>
      <text:p text:style-name="P9"><text:span text:style-name="T6">h</text:span>. <text:s/><text:span text:style-name="T5">The runtime system now executes what rip points to, which is the first instruction of function two.</text:span></text:p>
      <text:p text:style-name="P9"/>
      <text:p text:style-name="P10"><text:span text:style-name="T6">i</text:span>. <text:s/>Function two continues execution in the normal fashion using its own AR while the AR of the caller is hibernating.</text:p>
      <text:p text:style-name="P7"/>
      <text:p text:style-name="P7"/>
      <text:p text:style-name="P7"/>
      <text:p text:style-name="P7"/>
      <text:p text:style-name="P7"/>
      <text:p text:style-name="P4">Now function two reaches its return statement. <text:s/>What happens?</text:p>
      <text:p text:style-name="P7"/>
      <text:p text:style-name="P11">A return statement is written “return &lt;value&gt;” in C++ and is written as “ret” in assembly.</text:p>
      <text:p text:style-name="P11"/>
      <text:p text:style-name="P11">If the language is C++ the statement will copy the &lt;value&gt; into rax.</text:p>
      <text:p text:style-name="P11"/>
      <text:p text:style-name="P11">If the language is X86 then the program assumes rax already has the value to be carried back.</text:p>
      <text:p text:style-name="P11"/>
      <text:p text:style-name="P11">The return statement (any language) causes two instructions to execute:</text:p>
      <text:p text:style-name="P11"><text:tab/>1. <text:s/>pop rbp</text:p>
      <text:p text:style-name="P11"><text:tab/>2. <text:s/>pop rip</text:p>
      <text:p text:style-name="P11"><text:tab/>In that order.</text:p>
      <text:p text:style-name="P11"/>
      <text:p text:style-name="P11">The first one put the old value of rbp into the register rbp, and now rsp is pointing to the front of the old AR. <text:s/>The front of the AR is the point to the next instruction after the call in function one. <text:s/>It was put there by the calling mechanism in step ‘a’ (way back at the beginning of this lecture).</text:p>
      <text:p text:style-name="P11"/>
      <text:p text:style-name="P11"><text:soft-page-break/>The end result is the old AR belonging to function one has been restored and function one has resumed execution at the next instruction after the call.</text:p>
      <text:p text:style-name="P11"/>
      <text:p text:style-name="P5">End of lecture</text:p>
      <text:p text:style-name="P11"/>
      <text:p text:style-name="P11"/>
      <text:p text:style-name="P11"/>
      <text:p text:style-name="P11"/>
      <text:p text:style-name="P11"/>
      <text:p text:style-name="P5">Comments</text:p>
      <text:p text:style-name="P11"/>
      <text:p text:style-name="P11">That is simply amazing how the caller function can resume its execution at the right place when the called function is done. <text:s/><text:span text:style-name="T6">It is a beautiful piece of memory architecture.</text:span></text:p>
      <text:p text:style-name="P11"/>
      <text:p text:style-name="P26">To the 240 class: <text:s/>the lecture given in text needs diagrams to make it visible. <text:s/>At the time of this writing I don’t have time to make the diagrams. <text:s/>That will be a project for another day. <text:s/>Right now I have a long queue of submitted programs waiting for review.</text:p>
      <text:p text:style-name="P11"/>
      <text:p text:style-name="P12">You can see at least some of the concepts described above by running the program <text:span text:style-name="T7">Input-Integer-Validation2.0. <text:s/>This is the same program that was demonstrated in class.</text:span></text:p>
      <text:p text:style-name="P12"/>
      <text:p text:style-name="P12"/>
      <text:p text:style-name="P25">Terminology</text:p>
      <text:p text:style-name="P29"/>
      <text:p text:style-name="P29">We need to agree on the terms we use.</text:p>
      <text:p text:style-name="P23"/>
      <text:p text:style-name="P23"><draw:g text:anchor-type="paragraph" draw:z-index="1" draw:style-name="gr1"><draw:frame draw:name="Shape1" draw:style-name="gr2" draw:text-style-name="P32" svg:width="3.573cm" svg:height="2.514cm" svg:x="1.97cm" svg:y="0.286cm"><draw:text-box><text:p text:style-name="P31">Previous AR</text:p><text:p text:style-name="P31"><text:span text:style-name="T14">Now hibernating</text:span></text:p></draw:text-box></draw:frame><draw:g draw:style-name="gr3"><draw:line draw:name="Shape4" draw:style-name="gr4" draw:text-style-name="P31" svg:x1="8.082cm" svg:y1="2.577cm" svg:x2="5.912cm" svg:y2="2.577cm"><text:p/></draw:line><draw:custom-shape draw:name="Shape5" draw:style-name="gr5" draw:text-style-name="P33" svg:width="1.271cm" svg:height="0.768cm" svg:x="7.685cm" svg:y="2.154cm"><text:p/><draw:enhanced-geometry svg:viewBox="0 0 21600 21600" draw:type="rectangle" draw:enhanced-path="M 0 0 L 21600 0 21600 21600 0 21600 0 0 Z N"/></draw:custom-shape><draw:frame draw:name="Shape6" draw:style-name="gr6" draw:text-style-name="P32" svg:width="2.408cm" svg:height="0.9cm" svg:x="9.114cm" svg:y="2.101cm"><draw:text-box><text:p text:style-name="P31">Previous rsp</text:p></draw:text-box></draw:frame></draw:g><draw:g draw:style-name="gr3"><draw:line draw:name="Shape3" draw:style-name="gr4" draw:text-style-name="P31" svg:x1="7.923cm" svg:y1="0.487cm" svg:x2="5.727cm" svg:y2="0.513cm"><text:p/></draw:line><draw:custom-shape draw:name="Shape5" draw:style-name="gr5" draw:text-style-name="P33" svg:width="1.271cm" svg:height="0.768cm" svg:x="7.553cm" svg:y="0.011cm"><text:p/><draw:enhanced-geometry svg:viewBox="0 0 21600 21600" draw:type="rectangle" draw:enhanced-path="M 0 0 L 21600 0 21600 21600 0 21600 0 0 Z N"/></draw:custom-shape><draw:frame draw:name="Shape6" draw:style-name="gr6" draw:text-style-name="P32" svg:width="2.408cm" svg:height="0.9cm" svg:x="9.061cm" svg:y="-0.042cm"><draw:text-box><text:p text:style-name="P31">Previous rbp</text:p></draw:text-box></draw:frame></draw:g><draw:frame draw:name="Shape8" draw:style-name="gr7" draw:text-style-name="P35" svg:width="3.573cm" svg:height="0.503cm" svg:x="1.97cm" svg:y="2.297cm"><draw:text-box><text:p text:style-name="P34"><text:span text:style-name="T15">Last quadword</text:span></text:p></draw:text-box></draw:fram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g text:anchor-type="paragraph" draw:z-index="0" draw:style-name="gr1"><draw:frame draw:name="Shape2" draw:style-name="gr8" draw:text-style-name="P36" svg:width="3.44cm" svg:height="2.347cm" svg:x="2.076cm" svg:y="0.793cm"><draw:text-box><text:p text:style-name="P31">Current AR</text:p><text:p text:style-name="P31"><text:span text:style-name="T14">Now active</text:span></text:p></draw:text-box></draw:frame><draw:g draw:style-name="gr3"><draw:line draw:name="Shape4" draw:style-name="gr4" draw:text-style-name="P31" svg:x1="8.056cm" svg:y1="2.963cm" svg:x2="5.886cm" svg:y2="2.963cm"><text:p/></draw:line><draw:custom-shape draw:name="Shape5" draw:style-name="gr5" draw:text-style-name="P33" svg:width="1.271cm" svg:height="0.768cm" svg:x="7.659cm" svg:y="2.54cm"><text:p/><draw:enhanced-geometry svg:viewBox="0 0 21600 21600" draw:type="rectangle" draw:enhanced-path="M 0 0 L 21600 0 21600 21600 0 21600 0 0 Z N"/></draw:custom-shape><draw:frame draw:name="Shape6" draw:style-name="gr6" draw:text-style-name="P32" svg:width="2.408cm" svg:height="0.9cm" svg:x="9.087cm" svg:y="2.487cm"><draw:text-box><text:p text:style-name="P31">Current rsp</text:p></draw:text-box></draw:frame></draw:g><draw:g draw:style-name="gr3"><draw:line draw:name="Shape3" draw:style-name="gr4" draw:text-style-name="P31" svg:x1="7.976cm" svg:y1="1.031cm" svg:x2="5.78cm" svg:y2="1.057cm"><text:p/></draw:line><draw:custom-shape draw:name="Shape5" draw:style-name="gr5" draw:text-style-name="P33" svg:width="1.271cm" svg:height="0.768cm" svg:x="7.606cm" svg:y="0.555cm"><text:p/><draw:enhanced-geometry svg:viewBox="0 0 21600 21600" draw:type="rectangle" draw:enhanced-path="M 0 0 L 21600 0 21600 21600 0 21600 0 0 Z N"/></draw:custom-shape><draw:frame draw:name="Shape6" draw:style-name="gr6" draw:text-style-name="P32" svg:width="2.408cm" svg:height="0.9cm" svg:x="9.114cm" svg:y="0.502cm"><draw:text-box><text:p text:style-name="P31">Current rbp</text:p></draw:text-box></draw:frame></draw:g><draw:frame draw:name="Shape7" draw:style-name="gr9" draw:text-style-name="P32" svg:width="3.176cm" svg:height="0.636cm" svg:x="2.235cm" svg:y="3.466cm"><draw:text-box><text:p text:style-name="P31">Front of AR</text:p></draw:text-box></draw:frame><draw:frame draw:name="Shape7" draw:style-name="gr9" draw:text-style-name="P32" svg:width="3.176cm" svg:height="0.636cm" svg:x="2.182cm" svg:y="0.026cm"><draw:text-box><text:p text:style-name="P31">Back of AR</text:p></draw:text-box></draw:frame><draw:frame draw:name="Shape8" draw:style-name="gr10" draw:text-style-name="P35" svg:width="3.44cm" svg:height="0.424cm" svg:x="2.076cm" svg:y="0.793cm"><draw:text-box><text:p text:style-name="P34"><text:span text:style-name="T15">First quadword</text:span></text:p></draw:text-box></draw:fram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30"/>
      <text:p text:style-name="P30"/>
      <text:p text:style-name="P30"/>
      <text:p text:style-name="P30"/>
      <text:p text:style-name="P30">“<text:span text:style-name="T13">First quadword” means the first quadword that entered this AR.</text:span></text:p>
      <text:p text:style-name="P30">“<text:span text:style-name="T13">Last quadword” means the last quadword to enter an AR.</text:span></text:p>
      <text:p text:style-name="P30">“Hibernating<text:span text:style-name="T13"> AR means the associated function is not currently executing</text:span></text:p>
      <text:p text:style-name="P20"><text:span text:style-name="T2">Personal policy</text:span>: <text:s/></text:p>
      <text:p text:style-name="P13"/>
      <text:p text:style-name="P13">I create all my own programs for <text:span text:style-name="T9">others to learn from.</text:span></text:p>
      <text:p text:style-name="P13"/>
      <text:p text:style-name="P13">I don’t send students to the web for example<text:span text:style-name="T8">s</text:span>, but the web is available as a resource <text:span text:style-name="T8">to those who want it.</text:span></text:p>
      <text:p text:style-name="P13"/>
      <text:p text:style-name="P14">For every assign<text:span text:style-name="T9">ed program</text:span> I have <text:span text:style-name="T10">created</text:span> one or more programs that illustrate how to implement the techniques used in the assigned program. <text:s text:c="2"/>These are not vague code snippets. <text:s/>I only post complete tested executable programs.</text:p>
      <text:p text:style-name="P14"/>
      <text:p text:style-name="P14">Any person world-wide can access the sample programs and the assignments without a password. <text:s/><text:span text:style-name="T10">A dedicated person living in another continent can self-teach assembly programming by studying the sample programs and then working on the assignments.</text:span></text:p>
      <text:p text:style-name="P14"/>
      <text:p text:style-name="P17">I do not use paid textbooks. <text:s/>Many years ago I did used paid textbook<text:span text:style-name="T11">s</text:span>. <text:s/><text:span text:style-name="T11">Then I realized that students don’t keep old textbooks. <text:s/>Old books in paper are discarded or sold back to Titan shops for a fraction of their value. <text:s/>Now I only use open source (free of charge) books in all my classes.</text:span></text:p>
      <text:p text:style-name="P16"/>
      <text:p text:style-name="P16"/>
      <text:p text:style-name="P16"/>
      <text:p text:style-name="P24">Grading policy</text:p>
      <text:p text:style-name="P14"/>
      <text:p text:style-name="P15">I encourage students to copy code especially when you’re copying my code. <text:s/>I said you <text:span text:style-name="T12">may</text:span> freely copy my code. <text:s/>I did not say you <text:span text:style-name="T12">may copy</text:span> my comments. <text:s/>When I grade you<text:span text:style-name="T11">r</text:span> submitted program<text:span text:style-name="T11">s</text:span> if I see my grammatical style in the comments then most of the point<text:span text:style-name="T12">s</text:span> are already lost and there is no <text:span text:style-name="T12">purpose</text:span> in me running the program.</text:p>
      <text:p text:style-name="P13"/>
      <text:p text:style-name="P18">The GPL license in a program is not text I made. <text:s/>That block of text comes from the website www.gnu.org. <text:s text:c="2"/>I copied it from the Gnu site, and you should to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17T10:13:03.907733436</meta:creation-date>
    <dc:date>2020-10-18T13:09:26.375962905</dc:date>
    <meta:editing-duration>PT29M54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4" meta:paragraph-count="64" meta:word-count="1095" meta:character-count="5947" meta:non-whitespace-character-count="4843"/>
  </office:meta>
</office:document-meta>
</file>